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32.3">
            <text:p>32,3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30.4">
            <text:p>30,4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26">
            <text:p>26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">
            <text:p>3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11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18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24M30S</meta:editing-duration>
    <meta:editing-cycles>16</meta:editing-cycles>
    <meta:generator>OpenOffice.org/3.1$Win32 OpenOffice.org_project/310m11$Build-9399</meta:generator>
    <dc:date>2010-04-24T18:41:50.57</dc:date>
    <dc:creator>Sergio Rodriguez Lumley</dc:creator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